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A0000028AE6935147A2BAFDF9.jpg" manifest:media-type="image/jpeg"/>
  <manifest:file-entry manifest:full-path="Pictures/100000000000026A0000047683B002EE588007CF.png" manifest:media-type="image/png"/>
  <manifest:file-entry manifest:full-path="Pictures/100000000000009C0000004FD691FD624986CB7E.png" manifest:media-type="image/png"/>
  <manifest:file-entry manifest:full-path="Pictures/100000000000030800000496A7497ABC240A8D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3.62cm, 6cm, 0cm)" draw:image-opacity="100%" style:mirror="none"/>
    </style:style>
    <style:style style:name="gr2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0.948cm" fo:min-width="13.448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1.298cm" fo:min-width="13.448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6.598cm" fo:min-width="13.448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0.348cm" fo:min-width="13.448cm" fo:padding-top="0.151cm" fo:padding-bottom="0.151cm" fo:padding-left="0.276cm" fo:padding-right="0.276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5cm" fo:min-width="0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5.496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="Extrémités_20_de_20_flèche_20_1" draw:marker-end-width="0.379cm" svg:stroke-linecap="butt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.125cm" fo:min-width="0cm"/>
      <style:paragraph-properties style:writing-mode="lr-tb"/>
    </style:style>
    <style:style style:name="gr11" style:family="graphic" style:parent-style-name="standard">
      <style:graphic-properties draw:stroke="none" draw:fill-color="#355269" draw:textarea-horizontal-align="justify" draw:textarea-vertical-align="middle" draw:auto-grow-height="false" fo:min-height="1.372cm" fo:min-width="2.014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0.948cm" fo:min-width="14.598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1.298cm" fo:min-width="14.598cm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22.748cm" fo:min-width="14.598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0.348cm" fo:min-width="14.598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18.398cm" fo:min-width="14.59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weight="bold"/>
    </style:style>
    <style:style style:name="P3" style:family="paragraph">
      <loext:graphic-properties draw:fill-color="#000000"/>
      <style:paragraph-properties fo:text-align="center" style:writing-mode="lr-tb"/>
      <style:text-properties fo:font-weight="bold"/>
    </style:style>
    <style:style style:name="P4" style:family="paragraph">
      <loext:graphic-properties draw:fill="none" draw:fill-color="#ffffff"/>
      <style:paragraph-properties style:writing-mode="lr-tb"/>
      <style:text-properties fo:font-size="13pt"/>
    </style:style>
    <style:style style:name="P5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P6" style:family="paragraph">
      <loext:graphic-properties draw:fill="solid" draw:fill-color="#000000"/>
      <style:paragraph-properties fo:margin-left="0cm" fo:margin-right="0cm" fo:text-align="start" fo:text-indent="0cm" style:writing-mode="lr-tb">
        <style:tab-stops/>
      </style:paragraph-properties>
    </style:style>
    <style:style style:name="P7" style:family="paragraph">
      <style:paragraph-properties fo:margin-left="0cm" fo:margin-right="0.559cm" fo:text-align="end" fo:text-indent="0cm"/>
      <style:text-properties fo:color="#ffffff" loext:opacity="100%" fo:font-weight="bold" style:font-weight-asian="bold" style:font-weight-complex="bold"/>
    </style:style>
    <style:style style:name="P8" style:family="paragraph">
      <loext:graphic-properties draw:fill-color="#355269"/>
      <style:paragraph-properties fo:margin-left="0cm" fo:margin-right="0.559cm" fo:text-align="end" fo:text-indent="0cm"/>
      <style:text-properties fo:color="#ffffff" loext:opacity="100%" loext:color-lum-mod="100%" loext:color-lum-off="0%"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3pt"/>
    </style:style>
    <style:style style:name="T3" style:family="text">
      <style:text-properties fo:color="#ffffff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999cm" svg:height="11.176cm" svg:x="2.25cm" svg:y="1.453cm">
          <draw:image xlink:href="Pictures/100000000000029A0000028AE6935147A2BAFDF9.jpg" xlink:type="simple" xlink:show="embed" xlink:actuate="onLoad" draw:mime-type="image/jpeg">
            <text:p/>
          </draw:image>
        </draw:frame>
        <draw:custom-shape draw:style-name="gr2" draw:text-style-name="P1" draw:layer="layout" svg:width="14cm" svg:height="1.25cm" svg:x="2cm" svg:y="1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1.6cm" svg:x="2cm" svg:y="3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cm" svg:height="6.9cm" svg:x="2cm" svg:y="4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cm" svg:height="0.65cm" svg:x="2cm" svg:y="1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15cm" svg:y="1.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15cm" svg:y="3.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15cm" svg:y="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15cm" svg:y="11.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5.496cm" svg:height="0.513cm" svg:x="2cm" svg:y="12.862cm">
          <draw:text-box>
            <text:p><text:span text:style-name="T2">(1) Entête – (2) Barre de navigation – (3) Zone principale – (4) Pied de page </text:span></text:p>
          </draw:text-box>
        </draw:frame>
        <draw:frame draw:style-name="gr8" draw:text-style-name="P1" draw:layer="layout" svg:width="5cm" svg:height="2.53cm" svg:x="10.5cm" svg:y="6.15cm">
          <draw:image xlink:href="Pictures/100000000000009C0000004FD691FD624986CB7E.png" xlink:type="simple" xlink:show="embed" xlink:actuate="onLoad" draw:mime-type="image/png">
            <text:p/>
          </draw:image>
        </draw:frame>
        <draw:line draw:style-name="gr9" draw:text-style-name="P1" draw:layer="layout" svg:x1="8.85cm" svg:y1="7.25cm" svg:x2="10.35cm" svg:y2="7.25cm">
          <text:p/>
        </draw:line>
        <draw:frame draw:style-name="gr10" draw:text-style-name="P6" draw:layer="layout" svg:width="7.159cm" svg:height="1.125cm" svg:x="1.212cm" svg:y="13.668cm">
          <draw:text-box>
            <text:p text:style-name="P5">information.html</text:p>
          </draw:text-box>
        </draw:frame>
        <draw:custom-shape draw:style-name="gr11" draw:text-style-name="P8" draw:layer="layout" svg:width="2.014cm" svg:height="1.372cm" svg:x="19.026cm" svg:y="3.319cm">
          <text:p text:style-name="P7"><text:span text:style-name="T3"><text:page-number>&lt;numéro&gt;</text:page-number>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12" draw:text-style-name="P9" draw:layer="layout" svg:width="14.988cm" svg:height="27.699cm" svg:x="1cm" svg:y="1cm">
          <draw:image xlink:href="Pictures/100000000000026A0000047683B002EE588007CF.png" xlink:type="simple" xlink:show="embed" xlink:actuate="onLoad" draw:mime-type="image/png">
            <text:p/>
          </draw:image>
        </draw:frame>
        <draw:custom-shape draw:style-name="gr13" draw:text-style-name="P1" draw:layer="layout" svg:width="15.15cm" svg:height="1.25cm" svg:x="1.1cm" svg:y="1.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5.15cm" svg:height="1.6cm" svg:x="1.1cm" svg:y="2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5.15cm" svg:height="23.05cm" svg:x="1.1cm" svg:y="4.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5.15cm" svg:height="0.65cm" svg:x="1.1cm" svg:y="27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65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65cm" svg:y="3.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65cm" svg:y="4.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65cm" svg:y="27.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5.496cm" svg:height="0.513cm" draw:transform="rotate (1.5707963267949) translate (18.862cm 28.5cm)">
          <draw:text-box>
            <text:p><text:span text:style-name="T2">(1) Entête – (2) Barre de navigation – (3) Zone principale – (4) Pied de page </text:span></text:p>
          </draw:text-box>
        </draw:frame>
        <draw:frame draw:style-name="gr10" draw:text-style-name="P6" draw:layer="layout" svg:width="7.159cm" svg:height="1.125cm" svg:x="9.795cm" svg:y="12.828cm">
          <draw:text-box>
            <text:p text:style-name="P5">domestiques.html</text:p>
          </draw:text-box>
        </draw:frame>
        <draw:custom-shape draw:style-name="gr11" draw:text-style-name="P8" draw:layer="layout" svg:width="2.014cm" svg:height="1.372cm" svg:x="19.026cm" svg:y="3.319cm">
          <text:p text:style-name="P7"><text:span text:style-name="T3"><text:page-number>&lt;numéro&gt;</text:page-number>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2" draw:text-style-name="P9" draw:layer="layout" svg:width="14.986cm" svg:height="22.606cm" svg:x="1cm" svg:y="1cm">
          <draw:image xlink:href="Pictures/100000000000030800000496A7497ABC240A8D9C.png" xlink:type="simple" xlink:show="embed" xlink:actuate="onLoad" draw:mime-type="image/png">
            <text:p/>
          </draw:image>
        </draw:frame>
        <draw:custom-shape draw:style-name="gr13" draw:text-style-name="P1" draw:layer="layout" svg:width="15.15cm" svg:height="1.25cm" svg:x="1cm" svg:y="0.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5.15cm" svg:height="1.6cm" svg:x="1cm" svg:y="2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5.15cm" svg:height="18.7cm" svg:x="1cm" svg:y="4.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5.15cm" svg:height="0.65cm" svg:x="1cm" svg:y="22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55cm" svg:y="1.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55cm" svg:y="2.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55cm" svg:y="4.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6.55cm" svg:y="22.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5.496cm" svg:height="0.513cm" draw:transform="rotate (1.5707963267949) translate (18.062cm 23.4cm)">
          <draw:text-box>
            <text:p><text:span text:style-name="T2">(1) Entête – (2) Barre de navigation – (3) Zone principale – (4) Pied de page </text:span></text:p>
          </draw:text-box>
        </draw:frame>
        <draw:frame draw:style-name="gr10" draw:text-style-name="P6" draw:layer="layout" svg:width="7.159cm" svg:height="1.125cm" svg:x="1cm" svg:y="24.036cm">
          <draw:text-box>
            <text:p text:style-name="P5">sauvages.html</text:p>
          </draw:text-box>
        </draw:frame>
        <draw:custom-shape draw:style-name="gr11" draw:text-style-name="P8" draw:layer="layout" svg:width="2.014cm" svg:height="1.372cm" svg:x="19.026cm" svg:y="3.319cm">
          <text:p text:style-name="P7"><text:span text:style-name="T3"><text:page-number>&lt;numéro&gt;</text:page-number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2T17:40:20.097000000</meta:creation-date>
    <dc:date>2022-11-12T10:22:38.046000000</dc:date>
    <meta:editing-duration>PT1H57M59S</meta:editing-duration>
    <meta:editing-cycles>4</meta:editing-cycles>
    <meta:generator>LibreOffice/7.4.0.3$Windows_X86_64 LibreOffice_project/f85e47c08ddd19c015c0114a68350214f7066f5a</meta:generator>
    <meta:document-statistic meta:object-count="38"/>
  </office:meta>
</office:document-meta>
</file>